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687cm" fo:min-width="7.75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0.516cm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3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485cm" fo:min-width="10.041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cm"/>
    </style:style>
    <style:style style:name="gr8" style:family="graphic" style:parent-style-name="standard">
      <style:graphic-properties draw:stroke="none" svg:stroke-color="#000000" draw:fill="none" draw:fill-color="#ffffff" fo:min-height="0.258cm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66cm" fo:min-width="2.548cm"/>
    </style:style>
    <style:style style:name="gr10" style:family="graphic" style:parent-style-name="standard">
      <style:graphic-properties draw:stroke="none" svg:stroke-color="#000000" draw:fill="none" draw:fill-color="#ffffff" fo:min-height="0.385cm"/>
    </style:style>
    <style:style style:name="gr11" style:family="graphic" style:parent-style-name="standard">
      <style:graphic-properties draw:stroke="none" svg:stroke-color="#000000" draw:fill="none" draw:fill-color="#ffffff" fo:min-height="1.017cm"/>
    </style:style>
    <style:style style:name="gr1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405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1.274cm" fo:min-width="0cm" fo:padding-top="0.134cm" fo:padding-bottom="0.134cm" fo:padding-left="0.259cm" fo:padding-right="0.25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401cm" fo:min-width="1.532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1.691cm"/>
    </style:style>
    <style:style style:name="gr1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052cm" fo:min-width="10.93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1.659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0.0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3.937cm" svg:x="2.143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2.032cm" svg:x="3.667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2.032cm" svg:x="7.731cm" svg:y="3.79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175cm" svg:y1="3.794cm" svg:x2="4.175cm" svg:y2="2.397cm">
          <text:p/>
        </draw:line>
        <draw:line draw:style-name="gr3" draw:text-style-name="P2" draw:layer="layout" svg:x1="8.239cm" svg:y1="3.794cm" svg:x2="8.239cm" svg:y2="2.397cm">
          <text:p/>
        </draw:line>
        <draw:frame draw:style-name="gr4" draw:text-style-name="P4" draw:layer="layout" svg:width="1.905cm" svg:height="1.267cm" svg:x="3.413cm" svg:y="1.762cm">
          <draw:text-box>
            <text:p text:style-name="P3"><text:span text:style-name="T1">驱动线圈</text:span></text:p>
          </draw:text-box>
        </draw:frame>
        <draw:frame draw:style-name="gr4" draw:text-style-name="P4" draw:layer="layout" svg:width="1.905cm" svg:height="1.267cm" svg:x="7.223cm" svg:y="1.762cm">
          <draw:text-box>
            <text:p text:style-name="P3"><text:span text:style-name="T1">检测线圈</text:span></text:p>
          </draw:text-box>
        </draw:frame>
        <draw:custom-shape draw:style-name="gr5" draw:text-style-name="P1" draw:layer="layout" svg:width="10.541cm" svg:height="0.735cm" svg:x="1.381cm" svg:y="4.45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16cm" svg:y1="4.429cm" svg:x2="11.16cm" svg:y2="3.032cm">
          <text:p/>
        </draw:line>
        <draw:frame draw:style-name="gr4" draw:text-style-name="P4" draw:layer="layout" svg:width="1.905cm" svg:height="0.759cm" svg:x="10.398cm" svg:y="2.27cm">
          <draw:text-box>
            <text:p text:style-name="P3"><text:span text:style-name="T1">放射源</text:span></text:p>
          </draw:text-box>
        </draw:frame>
        <draw:custom-shape draw:style-name="gr6" draw:text-style-name="P1" draw:layer="layout" svg:width="0.381cm" svg:height="1.524cm" svg:x="12.33cm" svg:y="4.0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1cm" svg:height="1.524cm" svg:x="13.192cm" svg:y="4.0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0.762cm" svg:x="13.065cm" svg:y="4.42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557cm" svg:y1="4.048cm" svg:x2="12.557cm" svg:y2="3.413cm">
          <text:p/>
        </draw:line>
        <draw:line draw:style-name="gr3" draw:text-style-name="P2" draw:layer="layout" svg:x1="13.319cm" svg:y1="4.048cm" svg:x2="13.319cm" svg:y2="3.413cm">
          <text:p/>
        </draw:line>
        <draw:frame draw:style-name="gr8" draw:text-style-name="P4" draw:layer="layout" svg:width="1.651cm" svg:height="0.759cm" svg:x="12.176cm" svg:y="2.778cm">
          <draw:text-box>
            <text:p text:style-name="P3"><text:span text:style-name="T1">准直孔</text:span></text:p>
          </draw:text-box>
        </draw:frame>
        <draw:line draw:style-name="gr3" draw:text-style-name="P2" draw:layer="layout" svg:x1="13.065cm" svg:y1="6.461cm" svg:x2="13.065cm" svg:y2="5.064cm">
          <text:p/>
        </draw:line>
        <draw:frame draw:style-name="gr4" draw:text-style-name="P4" draw:layer="layout" svg:width="1.905cm" svg:height="0.759cm" svg:x="12.303cm" svg:y="6.461cm">
          <draw:text-box>
            <text:p text:style-name="P3"><text:span text:style-name="T1">吸收体</text:span></text:p>
          </draw:text-box>
        </draw:frame>
        <draw:custom-shape draw:style-name="gr9" draw:text-style-name="P5" draw:layer="layout" svg:width="3.048cm" svg:height="1.016cm" svg:x="13.954cm" svg:y="4.30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335cm" svg:y1="4.302cm" svg:x2="14.335cm" svg:y2="5.318cm">
          <text:p/>
        </draw:line>
        <draw:line draw:style-name="gr3" draw:text-style-name="P2" draw:layer="layout" svg:x1="14.716cm" svg:y1="4.302cm" svg:x2="14.716cm" svg:y2="5.318cm">
          <text:p/>
        </draw:line>
        <draw:line draw:style-name="gr3" draw:text-style-name="P2" draw:layer="layout" svg:x1="14.081cm" svg:y1="4.302cm" svg:x2="14.081cm" svg:y2="3.667cm">
          <text:p/>
        </draw:line>
        <draw:line draw:style-name="gr3" draw:text-style-name="P2" draw:layer="layout" svg:x1="14.589cm" svg:y1="4.302cm" svg:x2="14.589cm" svg:y2="3.667cm">
          <text:p/>
        </draw:line>
        <draw:frame draw:style-name="gr10" draw:text-style-name="P4" draw:layer="layout" svg:width="1.905cm" svg:height="1.153cm" svg:x="13.446cm" svg:y="3.035cm">
          <draw:text-box>
            <text:p text:style-name="P3"><text:span text:style-name="T1">Be</text:span></text:p>
            <text:p text:style-name="P3"><text:span text:style-name="T1">窗</text:span></text:p>
          </draw:text-box>
        </draw:frame>
        <draw:frame draw:style-name="gr10" draw:text-style-name="P4" draw:layer="layout" svg:width="1.905cm" svg:height="1.153cm" svg:x="14.435cm" svg:y="3.149cm">
          <draw:text-box>
            <text:p text:style-name="P3"><text:span text:style-name="T1">NaI</text:span></text:p>
            <text:p text:style-name="P3"><text:span text:style-name="T1">晶体</text:span></text:p>
          </draw:text-box>
        </draw:frame>
        <draw:frame draw:style-name="gr11" draw:text-style-name="P4" draw:layer="layout" svg:width="2.286cm" svg:height="1.267cm" svg:x="14.716cm" svg:y="4.429cm">
          <draw:text-box>
            <text:p text:style-name="P3"><text:span text:style-name="T1">光电倍增管</text:span></text:p>
          </draw:text-box>
        </draw:frame>
        <draw:line draw:style-name="gr12" draw:text-style-name="P2" draw:layer="layout" svg:x1="15.859cm" svg:y1="6.334cm" svg:x2="15.859cm" svg:y2="5.318cm">
          <text:p/>
        </draw:line>
        <draw:custom-shape draw:style-name="gr13" draw:text-style-name="P1" draw:layer="layout" svg:width="1.905cm" svg:height="0.635cm" svg:x="14.97cm" svg:y="6.33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905cm" svg:height="1.267cm" svg:x="14.97cm" svg:y="6.234cm">
          <draw:text-box>
            <text:p text:style-name="P3"><text:span text:style-name="T1">高压电源</text:span></text:p>
          </draw:text-box>
        </draw:frame>
        <draw:custom-shape draw:style-name="gr14" draw:text-style-name="P1" draw:layer="layout" svg:width="0.127cm" svg:height="1.524cm" svg:x="17.002cm" svg:y="4.04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7.129cm" svg:y1="4.81cm" svg:x2="18.399cm" svg:y2="4.81cm">
          <text:p/>
        </draw:line>
        <draw:custom-shape draw:style-name="gr15" draw:text-style-name="P1" draw:layer="layout" svg:width="2.032cm" svg:height="1.651cm" svg:x="18.399cm" svg:y="4.04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.286cm" svg:height="1.267cm" svg:x="18.272cm" svg:y="4.178cm">
          <draw:text-box>
            <text:p text:style-name="P3"><text:span text:style-name="T1">射极跟随与</text:span></text:p>
            <text:p text:style-name="P3"><text:span text:style-name="T1">前置放大</text:span></text:p>
          </draw:text-box>
        </draw:frame>
        <draw:line draw:style-name="gr12" draw:text-style-name="P2" draw:layer="layout" svg:x1="19.415cm" svg:y1="5.899cm" svg:x2="19.415cm" svg:y2="7.804cm">
          <text:p/>
        </draw:line>
        <draw:custom-shape draw:style-name="gr16" draw:text-style-name="P1" draw:layer="layout" svg:width="2.191cm" svg:height="1.905cm" svg:x="18.399cm" svg:y="7.904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.286cm" svg:height="1.267cm" svg:x="18.399cm" svg:y="8.242cm">
          <draw:text-box>
            <text:p text:style-name="P6"><text:span text:style-name="T1">微机</text:span></text:p>
            <text:p text:style-name="P3"><text:span text:style-name="T1">多道分析器</text:span></text:p>
          </draw:text-box>
        </draw:frame>
        <draw:line draw:style-name="gr12" draw:text-style-name="P2" draw:layer="layout" svg:x1="18.399cm" svg:y1="8.82cm" svg:x2="13.065cm" svg:y2="8.82cm">
          <text:p/>
        </draw:line>
        <draw:frame draw:style-name="gr4" draw:text-style-name="P4" draw:layer="layout" svg:width="1.905cm" svg:height="1.267cm" svg:x="15.097cm" svg:y="7.988cm">
          <draw:text-box>
            <text:p text:style-name="P3"><text:span text:style-name="T1">同步方波</text:span></text:p>
          </draw:text-box>
        </draw:frame>
        <draw:custom-shape draw:style-name="gr17" draw:text-style-name="P1" draw:layer="layout" svg:width="11.43cm" svg:height="3.302cm" svg:x="2.016cm" svg:y="7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159cm" svg:height="2.032cm" svg:x="10.906cm" svg:y="7.731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0.625cm" svg:y1="8.747cm" svg:x2="8.974cm" svg:y2="8.747cm">
          <text:p/>
        </draw:line>
        <draw:custom-shape draw:style-name="gr2" draw:text-style-name="P1" draw:layer="layout" svg:width="1.016cm" svg:height="2.032cm" svg:x="7.731cm" svg:y="7.73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889cm" svg:height="1.775cm" svg:x="7.758cm" svg:y="7.861cm">
          <draw:text-box>
            <text:p text:style-name="P3"><text:span text:style-name="T1">比较器</text:span></text:p>
          </draw:text-box>
        </draw:frame>
        <draw:custom-shape draw:style-name="gr19" draw:text-style-name="P1" draw:layer="layout" svg:width="0.508cm" svg:height="1.905cm" svg:x="7.985cm" svg:y="5.826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7.223cm" svg:y1="8.747cm" svg:x2="5.572cm" svg:y2="8.747cm">
          <text:p/>
        </draw:line>
        <draw:custom-shape draw:style-name="gr18" draw:text-style-name="P1" draw:layer="layout" svg:width="2.159cm" svg:height="2.032cm" svg:x="3.286cm" svg:y="7.7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1.905cm" svg:x="3.921cm" svg:y="5.82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.286cm" svg:height="1.267cm" svg:x="3.286cm" svg:y="8.239cm">
          <draw:text-box>
            <text:p text:style-name="P3"><text:span text:style-name="T1">放大器与</text:span></text:p>
            <text:p text:style-name="P3"><text:span text:style-name="T1">驱动电路</text:span></text:p>
          </draw:text-box>
        </draw:frame>
        <draw:frame draw:style-name="gr4" draw:text-style-name="P4" draw:layer="layout" svg:width="1.905cm" svg:height="1.267cm" svg:x="5.572cm" svg:y="7.858cm">
          <draw:text-box>
            <text:p text:style-name="P3"><text:span text:style-name="T1">差误信号</text:span></text:p>
          </draw:text-box>
        </draw:frame>
        <draw:frame draw:style-name="gr4" draw:text-style-name="P4" draw:layer="layout" svg:width="1.905cm" svg:height="0.759cm" svg:x="9.001cm" svg:y="7.858cm">
          <draw:text-box>
            <text:p text:style-name="P3"><text:span text:style-name="T1">三角波</text:span></text:p>
          </draw:text-box>
        </draw:frame>
        <draw:frame draw:style-name="gr11" draw:text-style-name="P4" draw:layer="layout" svg:width="2.286cm" svg:height="1.267cm" svg:x="10.906cm" svg:y="8.112cm">
          <draw:text-box>
            <text:p text:style-name="P6"><text:span text:style-name="T1">三角波</text:span></text:p>
            <text:p text:style-name="P6"><text:span text:style-name="T1">发生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2T13:04:18.561551947</meta:creation-date>
    <dc:date>2019-09-22T13:25:09.266433094</dc:date>
    <meta:editing-duration>PT2M5S</meta:editing-duration>
    <meta:editing-cycles>1</meta:editing-cycles>
    <meta:document-statistic meta:object-count="51"/>
    <meta:generator>LibreOffice/6.2.6.2$Linux_X86_64 LibreOffice_project/20$Build-2</meta:generator>
  </office:meta>
</office:document-meta>
</file>